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6.865cm" table:align="margins" style:may-break-between-rows="false"/>
    </style:style>
    <style:style style:name="Tabelle2.A" style:family="table-column">
      <style:table-column-properties style:column-width="15.803cm" style:rel-column-width="61407*"/>
    </style:style>
    <style:style style:name="Tabelle2.B" style:family="table-column">
      <style:table-column-properties style:column-width="1.062cm" style:rel-column-width="412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 style:data-style-name="N0">
      <style:table-cell-properties fo:padding="0.097cm" fo:border="0.002cm solid #000000"/>
    </style:style>
    <style:style style:name="Tabelle1" style:family="table">
      <style:table-properties style:width="16.865cm" table:align="margins" style:may-break-between-rows="false"/>
    </style:style>
    <style:style style:name="Tabelle1.A" style:family="table-column">
      <style:table-column-properties style:column-width="15.803cm" style:rel-column-width="61407*"/>
    </style:style>
    <style:style style:name="Tabelle1.B" style:family="table-column">
      <style:table-column-properties style:column-width="1.062cm" style:rel-column-width="412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3" style:family="table">
      <style:table-properties style:width="16.865cm" table:align="margins" style:may-break-between-rows="false"/>
    </style:style>
    <style:style style:name="Tabelle3.A" style:family="table-column">
      <style:table-column-properties style:column-width="15.803cm" style:rel-column-width="61407*"/>
    </style:style>
    <style:style style:name="Tabelle3.B" style:family="table-column">
      <style:table-column-properties style:column-width="1.062cm" style:rel-column-width="412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4" style:family="table">
      <style:table-properties style:width="16.865cm" table:align="margins" style:may-break-between-rows="false"/>
    </style:style>
    <style:style style:name="Tabelle4.A" style:family="table-column">
      <style:table-column-properties style:column-width="15.803cm" style:rel-column-width="61407*"/>
    </style:style>
    <style:style style:name="Tabelle4.B" style:family="table-column">
      <style:table-column-properties style:column-width="1.062cm" style:rel-column-width="412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5" style:family="table">
      <style:table-properties style:width="16.865cm" table:align="margins" style:may-break-between-rows="false"/>
    </style:style>
    <style:style style:name="Tabelle5.A" style:family="table-column">
      <style:table-column-properties style:column-width="15.803cm" style:rel-column-width="61407*"/>
    </style:style>
    <style:style style:name="Tabelle5.B" style:family="table-column">
      <style:table-column-properties style:column-width="1.062cm" style:rel-column-width="412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6" style:family="table">
      <style:table-properties style:width="16.865cm" table:align="margins" style:may-break-between-rows="false"/>
    </style:style>
    <style:style style:name="Tabelle6.A" style:family="table-column">
      <style:table-column-properties style:column-width="15.803cm" style:rel-column-width="61407*"/>
    </style:style>
    <style:style style:name="Tabelle6.B" style:family="table-column">
      <style:table-column-properties style:column-width="1.062cm" style:rel-column-width="4128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7" style:family="table">
      <style:table-properties style:width="16.865cm" table:align="margins" style:may-break-between-rows="false"/>
    </style:style>
    <style:style style:name="Tabelle7.A" style:family="table-column">
      <style:table-column-properties style:column-width="15.803cm" style:rel-column-width="61407*"/>
    </style:style>
    <style:style style:name="Tabelle7.B" style:family="table-column">
      <style:table-column-properties style:column-width="1.062cm" style:rel-column-width="4128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Frame_20_contents">
      <style:paragraph-properties fo:line-height="100%"/>
    </style:style>
    <style:style style:name="P3" style:family="paragraph" style:parent-style-name="Frame_20_contents">
      <style:text-properties style:text-underline-style="solid" style:text-underline-width="auto" style:text-underline-color="font-color"/>
    </style:style>
    <style:style style:name="P4" style:family="paragraph" style:parent-style-name="Table_20_Contents">
      <style:text-properties style:font-name="Courier New"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language="zxx" fo:country="none" style:language-asian="zxx" style:country-asian="none" style:language-complex="zxx" style:country-complex="none"/>
    </style:style>
    <style:style style:name="P6" style:family="paragraph" style:parent-style-name="Table_20_Contents">
      <style:text-properties fo:color="#0047ff" style:font-name="Courier New" fo:language="zxx" fo:country="none" style:language-asian="zxx" style:country-asian="none" style:language-complex="zxx" style:country-complex="none"/>
    </style:style>
    <style:style style:name="P7" style:family="paragraph" style:parent-style-name="Table_20_Contents">
      <style:text-properties fo:color="#0047ff"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text-properties style:font-name="Courier New" fo:language="zxx" fo:country="none" style:language-asian="zxx" style:country-asian="none" style:language-complex="zxx" style:country-complex="none"/>
    </style:style>
    <style:style style:name="P9" style:family="paragraph" style:parent-style-name="Table_20_Contents">
      <style:text-properties fo:color="#0047ff" style:font-name="Courier New" fo:language="zxx" fo:country="none" style:language-asian="zxx" style:country-asian="none" style:language-complex="zxx" style:country-complex="none"/>
    </style:style>
    <style:style style:name="P10" style:family="paragraph" style:parent-style-name="Table_20_Contents">
      <style:text-properties fo:color="#0047ff"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47ff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hmen1" text:anchor-type="paragraph" svg:width="16.189cm" style:rel-width="96%" draw:z-index="0"><draw:text-box fo:min-height="0.499cm"><text:p text:style-name="P2">Name:</text:p><text:p text:style-name="P2">Vorname:</text:p><text:p text:style-name="P2">Datum:<text:tab/>11.08.2012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Rahmen2" text:anchor-type="paragraph" svg:x="0.34cm" svg:y="0.265cm" svg:width="16.189cm" style:rel-width="96%" draw:z-index="1"><draw:text-box fo:min-height="0.499cm"><text:p text:style-name="Frame_20_contents"><text:span text:style-name="T1">Erlaubte Hilfsmittel:</text:span> ein Blatt mit eigenen handschriftlichen Notizen</text:p><text:p text:style-name="Frame_20_contents">Maximale Punktanzahl: 22<text:tab/>Um die Note 6 zu erhalten, sind 20 Punkte erforderlich.<text:line-break/> <text:s text:c="46"/>Für die Note 4 benötigt es 12 Punkte.</text:p><text:p text:style-name="Frame_20_contents"/><text:p text:style-name="Frame_20_contents">Erreichte Punkte:<text:tab/><text:span text:style-name="T2"> <text:s text:c="57"/></text:span></text:p><text:p text:style-name="P3"/><text:p text:style-name="Frame_20_contents">Note:<text:tab/><text:tab/><text:tab/><text:span text:style-name="T2"> <text:s text:c="57"/></text:span></text:p><text:p text:style-name="P3"/></draw:text-box></draw:frame></text:p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1. Was ist im Data Dictionary abgespeichert</text:p>
            <text:p text:style-name="P4"><text:s text:c="6"/>bitte ausführlich beschreiben</text:p>
            <text:p text:style-name="P4"/>
            <text:p text:style-name="P4"/>
            <text:p text:style-name="P4"><text:s text:c="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2.B1" office:value-type="float" office:value="4">
            <text:p text:style-name="P5">4</text:p>
          </table:table-cell>
        </table:table-row>
      </table:table>
      <text:p text:style-name="P4"/>
      <text:p text:style-name="P4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2. Beschreiben Sie die Hauptfunktionen eines DBMS</text:p>
            <text:p text:style-name="P4"><text:s text:c="3"/></text:p>
            <text:p text:style-name="P6"><text:s text:c="3"/></text:p>
            <text:p text:style-name="P6"/>
            <text:p text:style-name="P6"/>
            <text:p text:style-name="P6"><text:s text:c="3"/></text:p>
            <text:p text:style-name="P6"/>
            <text:p text:style-name="P6"/>
            <text:p text:style-name="P4"/>
            <text:p text:style-name="P4"/>
            <text:p text:style-name="P4"/>
            <text:p text:style-name="P4"/>
          </table:table-cell>
          <table:table-cell table:style-name="Tabelle1.B1" office:value-type="string">
            <text:p text:style-name="P5">4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  <table:table table:name="Tabelle3" table:style-name="Tabelle3">
        <table:table-column table:style-name="Tabelle3.A"/>
        <table:table-column table:style-name="Tabelle3.B"/>
        <text:soft-page-break/>
        <table:table-row>
          <table:table-cell table:style-name="Tabelle3.A1" office:value-type="string">
            <text:p text:style-name="P4">3. Welche Datenbanktechnologieen kennen Sie – mit Beispielen</text:p>
            <text:p text:style-name="P4"><text:s text:c="7"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  <text:p text:style-name="P4"/>
            <text:p text:style-name="P4"/>
            <text:p text:style-name="P4"><text:s text:c="18"/></text:p>
            <text:p text:style-name="P4"/>
            <text:p text:style-name="P4"/>
            <text:p text:style-name="P4"/>
            <text:p text:style-name="P4"/>
          </table:table-cell>
          <table:table-cell table:style-name="Tabelle3.B1" office:value-type="string">
            <text:p text:style-name="P4"><text:s/>3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4"/>
            <text:p text:style-name="P4"/>
            <text:p text:style-name="P4"/>
          </table:table-cell>
        </table:table-row>
      </table:table>
      <text:p text:style-name="P4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">4. Beschreiben Sie den Unterschied zwischen </text:p>
            <text:p text:style-name="P4"><text:s text:c="6"/>Entität und Entitätsmenge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 text:c="7"/></text:p>
            <text:p text:style-name="P4"/>
          </table:table-cell>
          <table:table-cell table:style-name="Tabelle4.B1" office:value-type="string">
            <text:p text:style-name="P5">3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">5. Beschreiben Sie Attribut (mit Beispiel)</text:p>
            <text:p text:style-name="P4"/>
            <text:p text:style-name="P6"/>
            <text:p text:style-name="P6"/>
            <text:p text:style-name="P6"/>
            <text:p text:style-name="P6"/>
            <text:p text:style-name="P6"/>
            <text:p text:style-name="P6"><text:s/></text:p>
            <text:p text:style-name="P4"><text:s text:c="7"/></text:p>
            <text:p text:style-name="P4"/>
            <text:p text:style-name="P4"/>
            <text:p text:style-name="P4"/>
            <text:p text:style-name="P4"/>
          </table:table-cell>
          <table:table-cell table:style-name="Tabelle5.B1" office:value-type="string">
            <text:p text:style-name="P5">3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><text:soft-page-break/>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">6. Was bedeutet Nullwert</text:p>
            <text:p text:style-name="P4"/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/></text:p>
            <text:p text:style-name="P4"/>
            <text:p text:style-name="P4"/>
            <text:p text:style-name="P4"/>
            <text:p text:style-name="P4"/>
            <text:p text:style-name="P4"><text:s text:c="3"/></text:p>
            <text:p text:style-name="P4"><text:s text:c="2"/></text:p>
            <text:p text:style-name="P4"><text:s text:c="7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6.B1" office:value-type="string">
            <text:p text:style-name="P5">2</text:p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4">7. Was bedeutet Domain – geben Sie Beispiele</text:p>
            <text:p text:style-name="P4"/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4"><text:s/></text:p>
            <text:p text:style-name="P4"/>
            <text:p text:style-name="P4"/>
            <text:p text:style-name="P4"/>
            <text:p text:style-name="P4"/>
            <text:p text:style-name="P4"><text:s text:c="3"/></text:p>
            <text:p text:style-name="P4"><text:s text:c="2"/></text:p>
            <text:p text:style-name="P4"><text:s text:c="7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7.B1" office:value-type="string">
            <text:p text:style-name="P5">3</text:p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B-Technologie 1 <text:tab/>1. Klausur<text:tab/></text:p>
      </style:header>
      <style:footer>
        <text:p text:style-name="Footer"><text:tab/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10M27S</meta:editing-duration>
    <meta:editing-cycles>12</meta:editing-cycles>
    <meta:generator>OpenOffice.org/3.2$Win32 OpenOffice.org_project/320m18$Build-9502</meta:generator>
    <dc:date>2012-08-10T13:07:05</dc:date>
    <dc:creator>Johann Mildner</dc:creator>
    <meta:printed-by>Johann Mildner</meta:printed-by>
    <meta:print-date>2012-08-10T13:03:37.28</meta:print-date>
    <meta:document-statistic meta:table-count="7" meta:image-count="0" meta:object-count="0" meta:page-count="3" meta:paragraph-count="42" meta:word-count="100" meta:character-count="898"/>
    <meta:user-defined meta:name="Info 1"/>
    <meta:user-defined meta:name="Info 2"/>
    <meta:user-defined meta:name="Info 3"/>
    <meta:user-defined meta:name="Info 4"/>
  </office:meta>
</office:document-meta>
</file>